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Таблица1" style:family="table">
      <style:table-properties style:width="17cm" table:align="margins"/>
    </style:style>
    <style:style style:name="Таблица1.A" style:family="table-column">
      <style:table-column-properties style:column-width="2.394cm" style:rel-column-width="1357*"/>
    </style:style>
    <style:style style:name="Таблица1.B" style:family="table-column">
      <style:table-column-properties style:column-width="5.611cm" style:rel-column-width="3181*"/>
    </style:style>
    <style:style style:name="Таблица1.C" style:family="table-column">
      <style:table-column-properties style:column-width="8.996cm" style:rel-column-width="5100*"/>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Таблица3" style:family="table">
      <style:table-properties style:width="17cm" table:align="margins"/>
    </style:style>
    <style:style style:name="Таблица3.A" style:family="table-column">
      <style:table-column-properties style:column-width="1.787cm" style:rel-column-width="1013*"/>
    </style:style>
    <style:style style:name="Таблица3.B" style:family="table-column">
      <style:table-column-properties style:column-width="1.609cm" style:rel-column-width="912*"/>
    </style:style>
    <style:style style:name="Таблица3.C" style:family="table-column">
      <style:table-column-properties style:column-width="2.602cm" style:rel-column-width="1475*"/>
    </style:style>
    <style:style style:name="Таблица3.D" style:family="table-column">
      <style:table-column-properties style:column-width="11.003cm" style:rel-column-width="6238*"/>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line-height="115%" fo:text-align="justify" style:justify-single-word="false"/>
      <style:text-properties fo:font-size="14pt" officeooo:rsid="000ce60c" officeooo:paragraph-rsid="000ce60c" style:font-size-asian="14pt" style:font-size-complex="14pt"/>
    </style:style>
    <style:style style:name="P2" style:family="paragraph" style:parent-style-name="Heading_20_2">
      <style:paragraph-properties fo:line-height="115%" fo:text-align="justify" style:justify-single-word="false"/>
      <style:text-properties fo:font-size="14pt" officeooo:paragraph-rsid="000ce60c" style:font-size-asian="14pt" style:font-size-complex="14pt"/>
    </style:style>
    <style:style style:name="P3" style:family="paragraph" style:parent-style-name="Table_20_Contents">
      <style:paragraph-properties fo:text-align="justify" style:justify-single-word="false"/>
      <style:text-properties officeooo:rsid="000ce60c" officeooo:paragraph-rsid="000ce60c"/>
    </style:style>
    <style:style style:name="P4" style:family="paragraph" style:parent-style-name="Table_20_Contents">
      <loext:graphic-properties draw:fill="none"/>
      <style:paragraph-properties fo:margin-left="8.4cm" fo:margin-right="0.101cm" fo:text-align="justify" style:justify-single-word="false" fo:orphans="0" fo:widows="0" fo:text-indent="0cm" style:auto-text-indent="false" fo:background-color="transparent" text:number-lines="false" text:line-number="0"/>
      <style:text-properties officeooo:rsid="000ce60c" officeooo:paragraph-rsid="000ce60c"/>
    </style:style>
    <style:style style:name="P5" style:family="paragraph" style:parent-style-name="Table_20_Contents">
      <loext:graphic-properties draw:fill="none"/>
      <style:paragraph-properties fo:margin-left="0.101cm" fo:margin-right="2cm" fo:text-align="justify" style:justify-single-word="false" fo:orphans="0" fo:widows="0" fo:text-indent="0cm" style:auto-text-indent="false" fo:background-color="transparent" text:number-lines="false" text:line-number="0"/>
      <style:text-properties officeooo:rsid="000ce60c" officeooo:paragraph-rsid="000ce60c"/>
    </style:style>
    <style:style style:name="P6" style:family="paragraph" style:parent-style-name="Table_20_Contents">
      <style:paragraph-properties fo:text-align="justify" style:justify-single-word="false"/>
      <style:text-properties fo:font-size="11pt" officeooo:rsid="000ce60c" officeooo:paragraph-rsid="000ce60c" style:font-size-asian="11pt" style:font-size-complex="11pt"/>
    </style:style>
    <style:style style:name="P7" style:family="paragraph" style:parent-style-name="Table_20_Contents">
      <style:paragraph-properties fo:text-align="justify" style:justify-single-word="false"/>
      <style:text-properties fo:font-size="11pt" style:font-size-asian="11pt" style:font-size-complex="11pt"/>
    </style:style>
    <style:style style:name="P8" style:family="paragraph" style:parent-style-name="Text_20_body">
      <style:paragraph-properties fo:line-height="115%" fo:text-align="justify" style:justify-single-word="false"/>
      <style:text-properties fo:font-size="14pt" officeooo:paragraph-rsid="000ce60c" style:font-size-asian="14pt" style:font-size-complex="14pt"/>
    </style:style>
    <style:style style:name="P9" style:family="paragraph" style:parent-style-name="Text_20_body" style:list-style-name="L1">
      <style:paragraph-properties fo:line-height="115%" fo:text-align="justify" style:justify-single-word="false"/>
      <style:text-properties fo:font-size="14pt" officeooo:paragraph-rsid="000ce60c" style:font-size-asian="14pt" style:font-size-complex="14pt"/>
    </style:style>
    <style:style style:name="P10" style:family="paragraph" style:parent-style-name="Text_20_body" style:list-style-name="L1">
      <style:paragraph-properties fo:line-height="115%" fo:text-align="justify" style:justify-single-word="false"/>
      <style:text-properties fo:font-size="14pt" officeooo:rsid="000ce60c" officeooo:paragraph-rsid="000ce60c" style:font-size-asian="14pt" style:font-size-complex="14pt"/>
    </style:style>
    <style:style style:name="P11" style:family="paragraph" style:parent-style-name="Text_20_body">
      <style:paragraph-properties fo:text-align="justify" style:justify-single-word="false"/>
      <style:text-properties fo:font-size="14pt" officeooo:rsid="000ce60c" officeooo:paragraph-rsid="000ce60c" style:font-size-asian="14pt" style:font-size-complex="14pt"/>
    </style:style>
    <style:style style:name="P12" style:family="paragraph" style:parent-style-name="Text_20_body">
      <style:paragraph-properties fo:text-align="justify" style:justify-single-word="false"/>
      <style:text-properties fo:font-size="14pt" officeooo:paragraph-rsid="000ce60c" style:font-size-asian="14pt" style:font-size-complex="14pt"/>
    </style:style>
    <style:style style:name="P13" style:family="paragraph" style:parent-style-name="Text_20_body" style:list-style-name="L3">
      <style:paragraph-properties fo:text-align="justify" style:justify-single-word="false"/>
      <style:text-properties officeooo:rsid="000ce60c" officeooo:paragraph-rsid="000ce60c"/>
    </style:style>
    <style:style style:name="P14" style:family="paragraph" style:parent-style-name="Text_20_body">
      <style:paragraph-properties fo:line-height="115%" fo:text-align="justify" style:justify-single-word="false"/>
      <style:text-properties officeooo:rsid="000ce60c" officeooo:paragraph-rsid="000ce60c"/>
    </style:style>
    <style:style style:name="P15" style:family="paragraph" style:parent-style-name="Text_20_body">
      <style:paragraph-properties fo:text-align="justify" style:justify-single-word="false"/>
      <style:text-properties fo:language="ru" fo:country="RU" officeooo:rsid="000ce60c" officeooo:paragraph-rsid="000ce60c"/>
    </style:style>
    <style:style style:name="P16" style:family="paragraph" style:parent-style-name="Text_20_body" style:list-style-name="L3">
      <style:paragraph-properties fo:text-align="justify" style:justify-single-word="false"/>
      <style:text-properties officeooo:paragraph-rsid="000ce60c"/>
    </style:style>
    <style:style style:name="T1" style:family="text">
      <style:text-properties officeooo:rsid="000ce60c"/>
    </style:style>
    <style:style style:name="T2" style:family="text">
      <style:text-properties fo:font-weight="bold" style:font-weight-asian="bold" style:font-weight-complex="bold"/>
    </style:style>
    <style:style style:name="T3" style:family="text">
      <style:text-properties fo:language="en" fo:country="US" officeooo:rsid="000ce60c"/>
    </style:style>
    <style:style style:name="T4" style:family="text">
      <style:text-properties fo:language="ru" fo:country="RU" officeooo:rsid="000ce60c"/>
    </style:style>
    <style:style style:name="T5" style:family="text">
      <style:text-properties fo:font-size="14pt" style:font-size-asian="14pt" style:font-size-complex="14pt"/>
    </style:style>
    <style:style style:name="T6" style:family="text">
      <style:text-properties fo:font-size="14pt" officeooo:rsid="000ce60c" style:font-size-asian="14pt" style:font-size-complex="14pt"/>
    </style:style>
    <style:style style:name="T7" style:family="text">
      <style:text-properties fo:font-size="14pt" fo:language="en" fo:country="US" officeooo:rsid="000ce60c" style:font-size-asian="14pt" style:font-size-complex="14pt"/>
    </style:style>
    <style:style style:name="T8" style:family="text">
      <style:text-properties fo:font-size="14pt" fo:language="ru" fo:country="RU" style:font-size-asian="14pt" style:font-size-complex="14pt"/>
    </style:style>
    <style:style style:name="T9" style:family="text">
      <style:text-properties fo:font-size="14pt" fo:language="ru" fo:country="RU" officeooo:rsid="000ce60c" style:font-size-asian="14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Heading_20_1" text:outline-level="1">Проектирование СППР</text:h>
      <text:h text:style-name="Heading_20_2" text:outline-level="2">Глосарий</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6">Сокращение</text:p>
          </table:table-cell>
          <table:table-cell table:style-name="Таблица1.A1" office:value-type="string">
            <text:p text:style-name="P6">Расшифровка</text:p>
          </table:table-cell>
          <table:table-cell table:style-name="Таблица1.C1" office:value-type="string">
            <text:p text:style-name="P6">Комментарий</text:p>
          </table:table-cell>
        </table:table-row>
        <table:table-row>
          <table:table-cell table:style-name="Таблица1.A2" office:value-type="string">
            <text:p text:style-name="P6">ИС</text:p>
          </table:table-cell>
          <table:table-cell table:style-name="Таблица1.A2" office:value-type="string">
            <text:p text:style-name="P6">Информационная система</text:p>
          </table:table-cell>
          <table:table-cell table:style-name="Таблица1.C2" office:value-type="string">
            <text:p text:style-name="P7"/>
          </table:table-cell>
        </table:table-row>
        <table:table-row>
          <table:table-cell table:style-name="Таблица1.A2" office:value-type="string">
            <text:p text:style-name="P7">ЭТП</text:p>
          </table:table-cell>
          <table:table-cell table:style-name="Таблица1.A2" office:value-type="string">
            <text:p text:style-name="P6">Электронная торговая площадка</text:p>
          </table:table-cell>
          <table:table-cell table:style-name="Таблица1.C2" office:value-type="string">
            <text:p text:style-name="P6">Веб страница в домене предприятия предоставляющего услугу, имеющая общий и типовой интерфейс, но с возможностью индивидуального оформления</text:p>
          </table:table-cell>
        </table:table-row>
        <table:table-row>
          <table:table-cell table:style-name="Таблица1.A2" office:value-type="string">
            <text:p text:style-name="P6">БД</text:p>
          </table:table-cell>
          <table:table-cell table:style-name="Таблица1.A2" office:value-type="string">
            <text:p text:style-name="P6">База Данных</text:p>
          </table:table-cell>
          <table:table-cell table:style-name="Таблица1.C2" office:value-type="string">
            <text:p text:style-name="P7"/>
          </table:table-cell>
        </table:table-row>
        <table:table-row>
          <table:table-cell table:style-name="Таблица1.A2" office:value-type="string">
            <text:p text:style-name="P6">ПУ</text:p>
          </table:table-cell>
          <table:table-cell table:style-name="Таблица1.A2" office:value-type="string">
            <text:p text:style-name="P6">Поставщик услуг</text:p>
          </table:table-cell>
          <table:table-cell table:style-name="Таблица1.C2" office:value-type="string">
            <text:p text:style-name="P7"/>
          </table:table-cell>
        </table:table-row>
        <table:table-row>
          <table:table-cell table:style-name="Таблица1.A2" office:value-type="string">
            <text:p text:style-name="P7">ИИТ</text:p>
          </table:table-cell>
          <table:table-cell table:style-name="Таблица1.A2" office:value-type="string">
            <text:p text:style-name="P6">Инфраструктура информационных технологий</text:p>
          </table:table-cell>
          <table:table-cell table:style-name="Таблица1.C2" office:value-type="string">
            <text:p text:style-name="P7"/>
          </table:table-cell>
        </table:table-row>
        <table:table-row>
          <table:table-cell table:style-name="Таблица1.A2" office:value-type="string">
            <text:p text:style-name="P15">ТП</text:p>
          </table:table-cell>
          <table:table-cell table:style-name="Таблица1.A2" office:value-type="string">
            <text:p text:style-name="P6">Техническая поддержка</text:p>
          </table:table-cell>
          <table:table-cell table:style-name="Таблица1.C2" office:value-type="string">
            <text:p text:style-name="P7"/>
          </table:table-cell>
        </table:table-row>
      </table:table>
      <text:h text:style-name="Heading_20_2" text:outline-level="2">История изменения</text:h>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3">Дата</text:p>
          </table:table-cell>
          <table:table-cell table:style-name="Таблица3.A1" office:value-type="string">
            <text:p text:style-name="P3">Версия</text:p>
          </table:table-cell>
          <table:table-cell table:style-name="Таблица3.A1" office:value-type="string">
            <text:p text:style-name="P3">Автор</text:p>
          </table:table-cell>
          <table:table-cell table:style-name="Таблица3.D1" office:value-type="string">
            <text:p text:style-name="P3">Измененеия</text:p>
          </table:table-cell>
        </table:table-row>
        <table:table-row>
          <table:table-cell table:style-name="Таблица3.A2" office:value-type="string">
            <text:p text:style-name="P3">22.09.23</text:p>
          </table:table-cell>
          <table:table-cell table:style-name="Таблица3.A2" office:value-type="string">
            <text:p text:style-name="P3">1.0</text:p>
          </table:table-cell>
          <table:table-cell table:style-name="Таблица3.A2" office:value-type="string">
            <text:p text:style-name="P3">Зотов С. С.</text:p>
          </table:table-cell>
          <table:table-cell table:style-name="Таблица3.D2" office:value-type="string">
            <text:p text:style-name="P3">Первая версия</text:p>
          </table:table-cell>
        </table:table-row>
      </table:table>
      <text:h text:style-name="Heading_20_2" text:outline-level="2">Цель документа</text:h>
      <text:p text:style-name="P14"><text:span text:style-name="T5">Предоставить словесное описание общей деятельности предприятия, а так же процессов которые необходимо автоматизировать для выявления требований к ИС</text:span></text:p>
      <text:h text:style-name="Heading_20_2" text:outline-level="2">Концептуальное описание</text:h>
      <text:h text:style-name="Heading_20_3" text:outline-level="3">Словесное описание деятельности организации</text:h>
      <text:p text:style-name="P8"><text:line-break/>Организация осуществляет деятельность по предоставлению SaaS решение электронной торговой площадки для продажи товаров предприятиям не имеющих возможность поддерживать свои электронные магазины, индивидуальным предпринимателям или иным клиентам. Организация имеет свой вычислительный центр, но иногда пользуются сторонними облачными вычислительными центрами. </text:p>
      <text:p text:style-name="P8"><text:span text:style-name="T1">На предприятии используется комплекс автоматизированных и автоматических систем по документообороту, обработки заявок клиентов, контроля и </text:span><text:soft-page-break/><text:span text:style-name="T1">сопровождения проектной деятельности, контроля и слежения за работоспособностью программных продуктов. </text:span></text:p>
      <text:p text:style-name="P8"><text:span text:style-name="T1">Руководство предприятия приняло решение по внедрению системы автоматизирующей сбор, обработку, анализ данных о нагрузке на ИИТ, <text:s/>динамики роста количества данных и запросов к системе. А так же выдачу результатов анализа и рекомендаций по реализации, модернизации, изменения и поддержки инфраструктуры информационных технологий, на которой размещён основной продукт предприятия(</text:span><text:span text:style-name="T3">SaaS </text:span><text:span text:style-name="T4">электронной торговой площадки</text:span><text:span text:style-name="T1">), так и ПО необходимое для сопровождения деятельности предприятия. Клиент, заключивший договор, получает доступ к личной торговой площадке. Данная услуга содержит отдельную базу данных имеющую типовую структуру для всех ЭТП и содержащую данные только о товарах и услугах клиента. Все данные клиента, включая индивидуальное оформление </text:span><text:span text:style-name="T3">WEB </text:span><text:span text:style-name="T4">страницы, хранятся в базе данных привязанной к ЭТП клиента. Расчеты с покупателями ЭТП, клиент производит самостоятельно либо через систему электронных платежей предоставляемой ПУ ЭТП. </text:span></text:p>
      <text:p text:style-name="P8"><text:span text:style-name="T4">Предприятие хранит БД клиентов на собственных серверах в нескольких экземплярах в распределённом виде. Резервное копирование БД выполняется каждый час. Копии делятся на часовые, дневные, недельные, месячные, квартальные и годовые. Часовые копии хранятся 48 часов, дневные — 14 дней, недельные — 2 квартала, квартальные — 2 года, ежегодовые — 8 лет. Каждый день со всех БД снимается обезличенная статистика для анализа. Время хранения таких данных не регламентировано.</text:span></text:p>
      <text:h text:style-name="Heading_20_3" text:outline-level="3">Описание процесса требующего автоматизации</text:h>
      <text:p text:style-name="P11">Сотрудники технической поддержки организации собирают данные необходимые для анализа используя различные «самописные» инструменты. Форматируют <text:s/>и нормируют данные сообразно содержащейся в ней информации. После чего передают данные аналитикам предприятия.</text:p>
      <text:p text:style-name="P12"><text:span text:style-name="T1">Аналитики предприятия используя инструменты обработки данных анализируют полученную информацию и выдают прогнозы и рекомендации.</text:span></text:p>
      <text:p text:style-name="P11">Руководство предприятия на основании прогнозов и рекомендаций принимает решения по организации ИИТ. </text:p>
      <text:p text:style-name="P11">Недостатки данного процесса заключается в следующем:</text:p>
      <text:list xml:id="list2553793782" text:style-name="L3">
        <text:list-item>
          <text:p text:style-name="P16"><text:span text:style-name="T6">Не производственная нагрузка на отдел технической поддержки(</text:span><text:span text:style-name="T7">OPS</text:span><text:span text:style-name="T6">)</text:span></text:p>
        </text:list-item>
        <text:list-item>
          <text:p text:style-name="P16"><text:span text:style-name="T9">Использование не стандартизированного ПО для сбора данных</text:span></text:p>
        </text:list-item>
        <text:list-item>
          <text:p text:style-name="P16"><text:soft-page-break/><text:span text:style-name="T9">Сотрудники ТП не могут выполнять задачи с точной периодичностью, так как у них имеются задачи иных планов и их решение зачастую имеет больший приоритет.</text:span></text:p>
        </text:list-item>
        <text:list-item>
          <text:p text:style-name="P16"><text:span text:style-name="T9">Данные из различных источников имеют различный формат, что затрудняет работу и увеличивает время анализа данных.</text:span></text:p>
        </text:list-item>
        <text:list-item>
          <text:p text:style-name="P16"><text:span text:style-name="T9">Сделать анализ в разрезе нескольких источников очень сложно, а зачастую и вовсе не возможно.</text:span></text:p>
        </text:list-item>
        <text:list-item>
          <text:p text:style-name="P13"><text:span text:style-name="T8">Формат данных из одного и того же источника может меняться с течением времени или при смене ответственного за эти данные сотрудника, что приводит к не возможности анализировать данные за большие промежутки времени.</text:span></text:p>
        </text:list-item>
        <text:list-item>
          <text:p text:style-name="P13"><text:span text:style-name="T8">Из-за плохой связанности данных из разных источников, практически не возможно получить общую картину мгновенного состояния ИИТ и общей динамики.</text:span></text:p>
        </text:list-item>
      </text:list>
      <text:p text:style-name="P12"><text:span text:style-name="T1">В данном процессе участвуют следующие отделы предприятия</text:span><text:span text:style-name="T3">:</text:span></text:p>
      <text:list xml:id="list1803201104" text:style-name="L1">
        <text:list-item>
          <text:p text:style-name="P9"><text:span text:style-name="T2">Отдел поддержки</text:span></text:p>
          <text:p text:style-name="P9">Занимается поддержкой и сопровождением платформы, разворачивают окружения для разработки, тестирования и промышленной эксплуатации. <text:s/>Контролем, поддержкой и модернизацией инфраструктуры компании. Работа всем систем контролируется ПО Zabbix. При возникновении инцидентов, сотрудникам отдела поддержки назначаются задачи в системе управления заявками. </text:p>
        </text:list-item>
        <text:list-item>
          <text:p text:style-name="P9"><text:span text:style-name="T2">Отдел аналитики</text:span></text:p>
          <text:p text:style-name="P9">Занимается анализом тенденций рынка в общем, тенденциями торговых площадок, посещения пользователями, отношение количества заказов к количеству посетивших площадки пользователей. Какие категории пользователей какие товары смотрят. Дополнительно, анализируют рост нагрузки на инфраструктуру и составляют рекомендации для развития и модернизации инфраструктуры</text:p>
        </text:list-item>
        <text:list-item>
          <text:p text:style-name="P9"><text:span text:style-name="T2">Коммерческий отдел</text:span>.</text:p>
          <text:p text:style-name="P10">Формирует бюджет исходя из полученного анализа, отслеживает изменение цен на рынке, сравнивает финансовые стратегии связанные с развитием ИИТ.</text:p>
          <text:p text:style-name="P9"/>
        </text:list-item>
      </text:list>
      <text:h text:style-name="P2" text:outline-level="2"><text:soft-page-break/><text:span text:style-name="T4">Описание взаимодействия с иными ИС</text:span></text:h>
      <text:p text:style-name="P8"><text:line-break/>Описание взаимодействия со сторонними системами и организациями, которое должно быть отражено в предлагаемой ИС</text:p>
      <text:p text:style-name="P8"><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6T13:56:14.511000000</meta:creation-date>
    <dc:date>2023-09-27T15:28:21.841000000</dc:date>
    <meta:editing-duration>P1DT1H32M7S</meta:editing-duration>
    <meta:editing-cycles>2</meta:editing-cycles>
    <meta:generator>LibreOffice/7.4.3.2$Windows_X86_64 LibreOffice_project/1048a8393ae2eeec98dff31b5c133c5f1d08b890</meta:generator>
    <meta:document-statistic meta:table-count="2" meta:image-count="0" meta:object-count="0" meta:page-count="4" meta:paragraph-count="58" meta:word-count="648" meta:character-count="5193" meta:non-whitespace-character-count="4600"/>
  </office:meta>
</office:document-meta>
</file>